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'lucida grande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159cm" fo:margin-bottom="0.159cm" style:contextual-spacing="false" style:line-height-at-least="0.503cm" fo:text-align="start" style:justify-single-word="false" fo:text-indent="0cm" style:auto-text-indent="false"/>
      <style:text-properties fo:font-variant="normal" fo:text-transform="none" fo:color="#141823" style:font-name="Helvetica" fo:font-size="10.5pt" fo:letter-spacing="normal" fo:font-style="normal" fo:font-weight="normal"/>
    </style:style>
    <style:style style:name="T1" style:family="text">
      <style:text-properties fo:font-style="italic" style:text-underline-style="solid" style:text-underline-width="auto" style:text-underline-color="font-color"/>
    </style:style>
    <style:style style:name="T2" style:family="text">
      <style:text-properties fo:font-variant="normal" fo:text-transform="none" fo:color="#141823" style:font-name="Helvetica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ap for fibnocci series for n number <text:span text:style-name="T1">gasp emoticon</text:span> 1 1 2 3 5 8 13 21….<text:line-break/>2.wap(write a program ) to find out the highest number in given numbers <text:line-break/>3.WAP to reverse the string using linked list<text:line-break/>4. wap to remove the blanck space from the string without using built in function<text:line-break/>5.WAP for 2^n like 2^3..(search on google u will get answer)<text:line-break/>6. write a program to find out the sub string of a string without using built in function <text:line-break/>7.wap for bubble sort, insertion sort, selection sort<text:line-break/>8.write a recursive function to find the length of the of string <text:line-break/>9. write a recursive function to find the factorial of a number <text:line-break/>10 write a program to reverse the words of a staments like(my name is abhishek lodhi) o/p=ihdol kehsihba si eman ym<text:line-break/>11. write a program to compare the strings <text:line-break/>12. wap to count the characters in a string.<text:line-break/>13 wap to remove the comment from a given program</text:p>
      <text:p text:style-name="Text_20_body"><text:line-break/><text:span text:style-name="T2">. WAP to remove comment lines .</text:span></text:p>
      <text:p text:style-name="P1">2. WAP to reverse the string like i love india so output will be - india love i</text:p>
      <text:p text:style-name="P1">3. WAP to find string is palindrom or not.</text:p>
      <text:p text:style-name="P1">4. WAP to find the length of string.</text:p>
      <text:p text:style-name="P1">5. WAP to find the number is power of 2 or not.</text:p>
      <text:p text:style-name="P1">6. WAP for string comparision.</text:p>
      <text:p text:style-name="P1">7. WAP of Bubble sort.</text:p>
      <text:p text:style-name="P1">8. WAP to find the LCM nd GCD.</text:p>
      <text:p text:style-name="P1">9. WAP to find the sum of digits in number like 245 so output will be 2 + 4 + 5 = 11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'lucida grande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00:22:03.935556115</meta:creation-date>
    <meta:editing-duration>P0D</meta:editing-duration>
    <meta:editing-cycles>2</meta:editing-cycles>
    <meta:generator>LibreOffice/4.2.7.2$Linux_X86_64 LibreOffice_project/420m0$Build-2</meta:generator>
    <dc:date>2015-01-27T00:22:37.739779407</dc:date>
    <meta:document-statistic meta:table-count="0" meta:image-count="0" meta:object-count="0" meta:page-count="1" meta:paragraph-count="10" meta:word-count="257" meta:character-count="1267" meta:non-whitespace-character-count="1014"/>
  </office:meta>
</office:document-meta>
</file>